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nOffice 3.0.1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njamin Geißelmeier</meta:initial-creator>
    <meta:creation-date>2009-03-10T14:21:27.83</meta:creation-date>
    <meta:document-statistic meta:table-count="0" meta:image-count="0" meta:object-count="0" meta:page-count="1" meta:paragraph-count="1" meta:word-count="3" meta:character-count="25"/>
    <dc:date>2009-03-10T14:21:53.82</dc:date>
    <dc:creator>Benjamin Geißelmeier</dc:creator>
    <meta:editing-duration>PT00H00M27S</meta:editing-duration>
    <meta:editing-cycles>1</meta:editing-cycles>
    <meta:generator>OpenOffice.org/3.0$Win32 OpenOffice.org_project/300m15$Build-9379</meta:generator>
  </office:meta>
</office:document-meta>
</file>